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er.search( Query query , Filter filter , HitCollector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search( Query query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setSimilarity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search( Query query , HitCollector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search( Query query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search( Query query , Filter filter , int n , Sor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search( Query query , Filter filter , Sor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getSimi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explain( Query query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docFreqs( Term [ ]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archer.search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search( Query query , Filter filter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createWeight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r.search( Query query , Sor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